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lain_20_Text">
      <style:text-properties style:font-name="Bitstream Vera Sans Mono"/>
    </style:style>
    <style:style style:name="P2" style:family="paragraph" style:parent-style-name="Plain_20_Text">
      <style:text-properties style:font-name="Bitstream Vera Sans Mono" fo:font-size="10pt" style:font-size-asian="10pt"/>
    </style:style>
    <style:style style:name="P3" style:family="paragraph" style:parent-style-name="Plain_20_Text" style:master-page-name="Standard">
      <style:paragraph-properties style:page-number="auto"/>
      <style:text-properties style:font-name="Bitstream Vera Sans Mono"/>
    </style:style>
    <style:style style:name="T1" style:family="text">
      <style:text-properties style:font-name="Lucida Console" fo:font-size="10pt" style:font-size-asian="10pt"/>
    </style:style>
    <style:style style:name="T2" style:family="text"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F Major 3 inversions (2/3)</text:span></text:p>
      <text:p text:style-name="P1"><text:span text:style-name="T2">------------------------------</text:span></text:p>
      <text:p text:style-name="P1"><text:span text:style-name="T2"><text:s text:c="14"/>I <text:s text:c="8"/></text:span></text:p>
      <text:p text:style-name="P1"><text:span text:style-name="T2"><text:s text:c="4"/>C <text:s text:c="3"/>A <text:s text:c="3"/>F <text:s text:c="8"/>C <text:s text:c="3"/>F <text:s text:c="3"/>A <text:s text:c="7"/>CAF</text:span></text:p>
      <text:p text:style-name="P1"><text:span text:style-name="T2">||----|----|----|----|----|----|----|----|----|----|----|----|----|----|----|----|-</text:span></text:p>
      <text:p text:style-name="P1"><text:span text:style-name="T2">||--5-|----|----|----|----|--1-|----|----|--3-|----|----|----|----|----|----|----|-</text:span></text:p>
      <text:p text:style-name="P1"><text:span text:style-name="T2">||----|--3-|----|----|--5-|----|----|----|--1-|----|----|----|----|----|----|----|-</text:span></text:p>
      <text:p text:style-name="P1"><text:span text:style-name="T2">||----|----|--1-|----|----|----|--3-|----|--5-|---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<text:s text:c="16"/>. <text:s text:c="8"/>. <text:s text:c="8"/>. <text:s text:c="8"/>. <text:s text:c="13"/>.. <text:s text:c="12"/>. </text:span></text:p>
      <text:p text:style-name="P2"/>
      <text:p text:style-name="P2"/>
      <text:p text:style-name="P1"><text:span text:style-name="T2">A Major 3 inversions (2/3)</text:span></text:p>
      <text:p text:style-name="P1"><text:span text:style-name="T2">------------------------------</text:span></text:p>
      <text:p text:style-name="P1"><text:span text:style-name="T2"><text:s text:c="9"/>I</text:span></text:p>
      <text:p text:style-name="P1"><text:span text:style-name="T2"><text:s text:c="9"/>A </text:span></text:p>
      <text:p text:style-name="P1"><text:span text:style-name="T2">||----|----|----|----|----|----|----|----|----|----|----|----|----|----|----|----|-</text:span></text:p>
      <text:p text:style-name="P1"><text:span text:style-name="T2">||----|--3-|----|----|--5-|----|----|----|----|--1-|----|----|----|----|----|----|-</text:span></text:p>
      <text:p text:style-name="P1"><text:span text:style-name="T2">||----|--1-|----|----|----|--3-|----|----|--5-|----|----|----|----|----|----|----|-</text:span></text:p>
      <text:p text:style-name="P1"><text:span text:style-name="T2">||----|--5-|----|----|----|----|--1-|----|----|----|--3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<text:s text:c="16"/>. <text:s text:c="8"/>. <text:s text:c="8"/>. <text:s text:c="8"/>. <text:s text:c="13"/>.. <text:s text:c="12"/>. </text:span></text:p>
      <text:p text:style-name="P2"/>
      <text:p text:style-name="P2"/>
      <text:p text:style-name="P1"><text:span text:style-name="T2">Db Major 3 inversions (2/3)</text:span></text:p>
      <text:p text:style-name="P1"><text:span text:style-name="T2">------------------------------</text:span></text:p>
      <text:p text:style-name="P1"><text:span text:style-name="T2"><text:s text:c="14"/>I</text:span></text:p>
      <text:p text:style-name="P1"><text:span text:style-name="T2"><text:s text:c="14"/>D</text:span></text:p>
      <text:p text:style-name="P1"><text:span text:style-name="T2">||----|----|----|----|----|----|----|----|----|----|----|----|----|----|----|----|-</text:span></text:p>
      <text:p text:style-name="P1"><text:span text:style-name="T2">||----|--1-|----|----|----|--3-|----|----|--5-|----|----|----|----|----|----|----|-</text:span></text:p>
      <text:p text:style-name="P1"><text:span text:style-name="T2">||--5-|----|----|----|----|--1-|----|----|----|--3-|----|----|----|----|----|----|-</text:span></text:p>
      <text:p text:style-name="P1"><text:span text:style-name="T2">||----|----|--3-|----|----|--5-|----|----|----|----|--1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||----|----|----|----|----|----|----|----|----|----|----|----|----|----|----|----|-</text:span></text:p>
      <text:p text:style-name="P1"><text:span text:style-name="T2"><text:s text:c="16"/>. <text:s text:c="8"/>. <text:s text:c="8"/>. <text:s text:c="8"/>. <text:s text:c="13"/>.. <text:s text:c="12"/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" fo:font-family="Courier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603cm" fo:margin-right="1.603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Smith</meta:initial-creator>
    <meta:editing-cycles>5</meta:editing-cycles>
    <meta:creation-date>2018-10-03T17:05:00</meta:creation-date>
    <dc:date>2018-10-04T12:26:49.478469031</dc:date>
    <meta:editing-duration>PT2M12S</meta:editing-duration>
    <meta:generator>LibreOffice/5.4.6.2$Linux_X86_64 LibreOffice_project/40m0$Build-2</meta:generator>
    <meta:document-statistic meta:table-count="0" meta:image-count="0" meta:object-count="0" meta:page-count="1" meta:paragraph-count="33" meta:word-count="354" meta:character-count="2018" meta:non-whitespace-character-count="16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